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c78f4" officeooo:paragraph-rsid="000c78f4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Horizontal_20_Line">
      <style:text-properties fo:font-size="10pt" style:font-size-asian="10pt" style:font-size-complex="10pt"/>
    </style:style>
    <style:style style:name="P4" style:family="paragraph" style:parent-style-name="Heading_20_3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Heading_20_4">
      <style:text-properties fo:font-size="9pt" fo:font-style="italic" style:font-size-asian="9pt" style:font-style-asian="italic" style:font-size-complex="9pt" style:font-style-complex="italic"/>
    </style:style>
    <style:style style:name="P7" style:family="paragraph" style:parent-style-name="Table_20_Contents">
      <style:text-properties officeooo:paragraph-rsid="001966f1"/>
    </style:style>
    <style:style style:name="P8" style:family="paragraph" style:parent-style-name="Text_20_body">
      <style:text-properties officeooo:paragraph-rsid="001097c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Heading_20_4">
      <style:text-properties style:text-line-through-style="solid" style:text-line-through-type="single" fo:font-size="9pt" fo:font-style="italic" style:font-size-asian="9pt" style:font-style-asian="italic" style:font-size-complex="9pt" style:font-style-complex="italic"/>
    </style:style>
    <style:style style:name="P11" style:family="paragraph" style:parent-style-name="Heading_20_2" style:list-style-name="L2"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Heading_20_3" style:list-style-name="L2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6">
      <style:text-properties fo:font-size="10pt" style:font-size-asian="10pt" style:font-size-complex="10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style:text-line-through-style="solid" style:text-line-through-type="single"/>
    </style:style>
    <style:style style:name="P17" style:family="paragraph" style:parent-style-name="Text_20_body" style:list-style-name="L2">
      <style:text-properties style:text-line-through-style="solid" style:text-line-through-type="single"/>
    </style:style>
    <style:style style:name="P18" style:family="paragraph" style:parent-style-name="Text_20_body" style:list-style-name="L6">
      <style:text-properties style:text-line-through-style="solid" style:text-line-through-type="single" fo:font-size="10pt" style:font-size-asian="10pt" style:font-size-complex="10pt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17dfd7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fo:font-size="10pt" style:font-size-asian="10pt" style:font-size-complex="10pt"/>
    </style:style>
    <style:style style:name="P25" style:family="paragraph" style:parent-style-name="Text_20_body" style:list-style-name="L6">
      <style:text-properties fo:font-size="10pt" style:font-size-asian="10pt" style:font-size-complex="10pt"/>
    </style:style>
    <style:style style:name="P26" style:family="paragraph" style:parent-style-name="Text_20_body" style:list-style-name="L7">
      <style:text-properties fo:font-size="10pt" style:font-size-asian="10pt" style:font-size-complex="10pt"/>
    </style:style>
    <style:style style:name="P27" style:family="paragraph" style:parent-style-name="Text_20_body" style:list-style-name="L2"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Text_20_body" style:list-style-name="L9"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Text_20_body" style:list-style-name="L10">
      <style:text-properties fo:font-size="10pt" fo:font-style="italic" style:font-size-asian="10pt" style:font-style-asian="italic" style:font-size-complex="10pt" style:font-style-complex="italic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8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30"/>
    <style:style style:name="P53" style:family="paragraph" style:parent-style-name="Text_20_body" style:list-style-name="L31"/>
    <style:style style:name="P54" style:family="paragraph" style:parent-style-name="Text_20_body" style:list-style-name="L32"/>
    <style:style style:name="P55" style:family="paragraph" style:parent-style-name="Text_20_body" style:list-style-name="L33"/>
    <style:style style:name="P56" style:family="paragraph" style:parent-style-name="Text_20_body" style:list-style-name="L34"/>
    <style:style style:name="P57" style:family="paragraph" style:parent-style-name="Text_20_body" style:list-style-name="L35"/>
    <style:style style:name="P58" style:family="paragraph" style:parent-style-name="Text_20_body" style:list-style-name="L36"/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line-through-style="solid" style:text-line-through-type="single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italic" officeooo:rsid="001966f1" style:font-size-asian="9pt" style:font-style-asian="italic" style:font-size-complex="9pt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officeooo:rsid="001b70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✅ <text:span text:style-name="Strong_20_Emphasis">Checklist de Implementação - NFTDiarias</text:span></text:h>
      <text:h text:style-name="Heading_20_4" text:outline-level="4">1. <text:span text:style-name="Strong_20_Emphasis">Autenticação com Carteira (MetaMask)</text:span></text:h>
      <text:list xml:id="list2043537846" text:style-name="L1">
        <text:list-item>
          <text:p text:style-name="P16">Detectar MetaMask e conectar carteira no frontend</text:p>
        </text:list-item>
        <text:list-item>
          <text:p text:style-name="P16">Enviar endereço + assinatura para verificação no backend</text:p>
        </text:list-item>
        <text:list-item>
          <text:p text:style-name="P15">Backend: Validar assinatura com <text:span text:style-name="Source_20_Text">eth_account</text:span></text:p>
        </text:list-item>
        <text:list-item>
          <text:p text:style-name="P15">Armazenar sessão/autenticação temporária (JWT ou localStorage)</text:p>
        </text:list-item>
        <text:list-item>
          <text:p text:style-name="P15">Proteger rotas sensíveis se o usuário não estiver autenticado</text:p>
        </text:list-item>
      </text:list>
      <text:h text:style-name="Heading_20_4" text:outline-level="4">2. <text:span text:style-name="Strong_20_Emphasis">Persistência com MongoDB</text:span></text:h>
      <text:list xml:id="list1161347422" text:style-name="L2">
        <text:list-item>
          <text:p text:style-name="P17">Conexão com MongoDB ativa</text:p>
        </text:list-item>
        <text:list-item>
          <text:p text:style-name="P19"><text:span text:style-name="T1">Substituir </text:span><text:span text:style-name="Source_20_Text"><text:span text:style-name="T1">imoveis</text:span></text:span><text:span text:style-name="T1"> em memória por modelo MongoDB (</text:span><text:span text:style-name="Source_20_Text"><text:span text:style-name="T1">ImovelModel</text:span></text:span><text:span text:style-name="T1">)</text:span></text:p>
        </text:list-item>
        <text:list-item>
          <text:p text:style-name="P19">Criar schema para <text:span text:style-name="Source_20_Text">NFTs</text:span> e <text:span text:style-name="Source_20_Text">Pagamentos</text:span></text:p>
        </text:list-item>
        <text:list-item>
          <text:p text:style-name="P20">Atualizar rotas <text:span text:style-name="Source_20_Text">GET</text:span>, <text:span text:style-name="Source_20_Text">POST</text:span> e <text:span text:style-name="Source_20_Text">/:id</text:span> para usar MongoDB</text:p>
          <text:p text:style-name="P20"><text:span text:style-name="Strong_20_Emphasis">Rotas REST para NFTs e Pagamentos</text:span></text:p>
        </text:list-item>
      </text:list>
      <text:list xml:id="list3646287686" text:style-name="L3">
        <text:list-item>
          <text:p text:style-name="P21"><text:span text:style-name="Source_20_Text"><text:span text:style-name="T2">backend/src/models/nft.model.ts</text:span></text:span></text:p>
        </text:list-item>
        <text:list-item>
          <text:p text:style-name="P21"><text:span text:style-name="Source_20_Text"><text:span text:style-name="T2">backend/src/models/pagamento.model.ts</text:span></text:span></text:p>
        </text:list-item>
        <text:list-item>
          <text:p text:style-name="P21"><text:span text:style-name="Source_20_Text"><text:span text:style-name="T2">backend/src/routes/nft.ts</text:span></text:span></text:p>
        </text:list-item>
        <text:list-item>
          <text:p text:style-name="P21"><text:span text:style-name="Source_20_Text"><text:span text:style-name="T2">backend/src/routes/pagamento.ts</text:span></text:span></text:p>
        </text:list-item>
      </text:list>
      <text:list xml:id="list112902974779781" text:continue-list="list1161347422" text:style-name="L2">
        <text:list-item>
          <text:list>
            <text:list-item>
              <text:list>
                <text:list-header>
                  <text:h text:style-name="P12" text:outline-level="3">🔄 Próximos passos recomendados</text:h>
                </text:list-header>
              </text:list>
            </text:list-item>
          </text:list>
        </text:list-item>
      </text:list>
      <text:h text:style-name="P6" text:outline-level="4">Para NFT:</text:h>
      <text:list xml:id="list2096984755" text:style-name="L4">
        <text:list-item>
          <text:p text:style-name="P22"><text:span text:style-name="T7">Armazenar o NFT no MongoDB com </text:span><text:span text:style-name="Source_20_Text"><text:span text:style-name="T7">ImovelId</text:span></text:span><text:span text:style-name="T7">, </text:span><text:span text:style-name="Source_20_Text"><text:span text:style-name="T7">tokenId</text:span></text:span><text:span text:style-name="T7">, </text:span><text:span text:style-name="Source_20_Text"><text:span text:style-name="T7">wallet</text:span></text:span><text:span text:style-name="T7">, </text:span><text:span text:style-name="Source_20_Text"><text:span text:style-name="T7">dataInicio</text:span></text:span><text:span text:style-name="T7">, </text:span><text:span text:style-name="Source_20_Text"><text:span text:style-name="T7">dataFim</text:span></text:span><text:span text:style-name="T7">, </text:span><text:span text:style-name="Source_20_Text"><text:span text:style-name="T7">metadataURI</text:span></text:span></text:p>
        </text:list-item>
        <text:list-item>
          <text:p text:style-name="P22"><text:span text:style-name="T7">Integrar o </text:span><text:span text:style-name="Source_20_Text"><text:span text:style-name="T7">mintNFT</text:span></text:span><text:span text:style-name="T7"> com o modelo </text:span><text:span text:style-name="Source_20_Text"><text:span text:style-name="T7">NFTModel</text:span></text:span></text:p>
        </text:list-item>
      </text:list>
      <text:h text:style-name="P10" text:outline-level="4"/>
      <text:p text:style-name="P7"><text:span text:style-name="T9">✅ <text:s/>Pagamento real com </text:span><text:span text:style-name="Source_20_Text"><text:span text:style-name="T9">PagamentoModel</text:span></text:span></text:p>
      <text:p text:style-name="P7"><text:span text:style-name="T9">✅ <text:s/>Rota GET </text:span><text:span text:style-name="Source_20_Text"><text:span text:style-name="T9">/pagamento/:id </text:span></text:span></text:p>
      <text:p text:style-name="P7"><text:span text:style-name="Source_20_Text"><text:span text:style-name="T9"/></text:span></text:p>
      <text:p text:style-name="P9"><text:span text:style-name="T9">✅ Você já tem </text:span><text:span text:style-name="Source_20_Text"><text:span text:style-name="T9">routes/nft.ts</text:span></text:span><text:span text:style-name="T9">, </text:span><text:span text:style-name="Source_20_Text"><text:span text:style-name="T9">routes/pagamento.ts</text:span></text:span></text:p>
      <text:p text:style-name="P9"><text:span text:style-name="T6">✅ Já possui o upload de mídias via </text:span><text:span text:style-name="Source_20_Text"><text:span text:style-name="T6">multer</text:span></text:span></text:p>
      <text:p text:style-name="P9"><text:span text:style-name="T6">✅ A conexão com o MongoDB (</text:span><text:span text:style-name="Source_20_Text"><text:span text:style-name="T6">connectDB()</text:span></text:span><text:span text:style-name="T6">) já está funcionando</text:span></text:p>
      <text:p text:style-name="P9"><text:span text:style-name="T6">✅ As rotas estão sendo carregadas no </text:span><text:span text:style-name="Source_20_Text"><text:span text:style-name="T6">server.ts</text:span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list xml:id="list112902607510757" text:continue-list="list112902974779781" text:style-name="L2">
        <text:list-header>
          <text:h text:style-name="P11" text:outline-level="2"><text:soft-page-break/>🧩 O que <text:span text:style-name="Strong_20_Emphasis">ainda falta ou precisa ser criado</text:span> para o <text:span text:style-name="Strong_20_Emphasis">painel administrativo com gráficos</text:span>:</text:h>
        </text:list-header>
      </text:list>
      <text:h text:style-name="P4" text:outline-level="3">🔧 Backend:</text:h>
      <text:list xml:id="list2097195325" text:style-name="L5">
        <text:list-item>
          <text:p text:style-name="P23"><text:span text:style-name="Strong_20_Emphasis"><text:span text:style-name="T4">Endpoints específicos para dados de gráfico</text:span></text:span><text:span text:style-name="T4">:</text:span></text:p>
          <text:list>
            <text:list-item>
              <text:p text:style-name="P23"><text:span text:style-name="Source_20_Text"><text:span text:style-name="T3">GET /api/relatorios/reservas-por-dia</text:span></text:span></text:p>
            </text:list-item>
            <text:list-item>
              <text:p text:style-name="P23"><text:span text:style-name="Source_20_Text"><text:span text:style-name="T3">GET /api/relatorios/reservas-por-mes</text:span></text:span></text:p>
            </text:list-item>
            <text:list-item>
              <text:p text:style-name="P23"><text:span text:style-name="Source_20_Text"><text:span text:style-name="T3">GET /api/relatorios/receita-por-imovel</text:span></text:span></text:p>
            </text:list-item>
            <text:list-item>
              <text:p text:style-name="P23"><text:span text:style-name="Source_20_Text"><text:span text:style-name="T3">GET /api/relatorios/receita-por-dia</text:span></text:span></text:p>
            </text:list-item>
            <text:list-item>
              <text:p text:style-name="P23"><text:span text:style-name="T4">Esses endpoints devem retornar dados já agregados (ex: via MongoDB </text:span><text:span text:style-name="Source_20_Text"><text:span text:style-name="T4">aggregate()</text:span></text:span><text:span text:style-name="T4">)</text:span></text:p>
            </text:list-item>
          </text:list>
        </text:list-item>
        <text:list-item>
          <text:p text:style-name="P23"><text:span text:style-name="Strong_20_Emphasis"><text:span text:style-name="T4">Funções no controller </text:span></text:span><text:span text:style-name="Strong_20_Emphasis"><text:span text:style-name="Source_20_Text"><text:span text:style-name="T4">relatorio.controller.ts</text:span></text:span></text:span><text:span text:style-name="T4"> para:</text:span></text:p>
          <text:list>
            <text:list-item>
              <text:p text:style-name="P24">Agregar reservas por data</text:p>
            </text:list-item>
            <text:list-item>
              <text:p text:style-name="P24">Calcular receita total e líquida (descontando custos)</text:p>
            </text:list-item>
            <text:list-item>
              <text:p text:style-name="P24">Retornar objetos prontos para gráfic<text:span text:style-name="T10">a</text:span></text:p>
            </text:list-item>
          </text:list>
        </text:list-item>
      </text:list>
      <text:h text:style-name="P4" text:outline-level="3">🎨 Frontend:</text:h>
      <text:list xml:id="list1001321219" text:style-name="L6">
        <text:list-item>
          <text:p text:style-name="P30"><text:span text:style-name="Strong_20_Emphasis"><text:span text:style-name="T4">Biblioteca de gráficos</text:span></text:span><text:span text:style-name="T4">:</text:span></text:p>
          <text:list>
            <text:list-item>
              <text:p text:style-name="P30"><text:span text:style-name="T3">Você ainda não tem </text:span><text:span text:style-name="Source_20_Text"><text:span text:style-name="T3">recharts</text:span></text:span><text:span text:style-name="T3"> ou </text:span><text:span text:style-name="Source_20_Text"><text:span text:style-name="T3">chart.js</text:span></text:span><text:span text:style-name="T3"> instalado.</text:span></text:p>
            </text:list-item>
            <text:list-item>
              <text:p text:style-name="P30"><text:span text:style-name="T3">Sugestão: use </text:span><text:span text:style-name="Source_20_Text"><text:span text:style-name="T3">recharts</text:span></text:span><text:span text:style-name="T3"> (leve, elegante e com boa integração com Tailwind/React).</text:span></text:p>
            </text:list-item>
          </text:list>
          <text:p text:style-name="P14">bash</text:p>
          <text:p text:style-name="P14">CopiarEditar</text:p>
          <text:p text:style-name="P13"><text:span text:style-name="Source_20_Text"><text:span text:style-name="T4">npm install recharts</text:span></text:span></text:p>
        </text:list-item>
        <text:list-item>
          <text:p text:style-name="P30"><text:span text:style-name="Strong_20_Emphasis"><text:span text:style-name="T4">Gráficos na página </text:span></text:span><text:span text:style-name="Strong_20_Emphasis"><text:span text:style-name="Source_20_Text"><text:span text:style-name="T4">Relatorio.tsx</text:span></text:span></text:span><text:span text:style-name="T4">:</text:span></text:p>
          <text:list>
            <text:list-item>
              <text:p text:style-name="P25">Inserir 3 ou 4 gráficos:</text:p>
              <text:list>
                <text:list-item>
                  <text:p text:style-name="P25">📆 <text:span text:style-name="T1">Gráfico de linha: Reservas por dia</text:span></text:p>
                </text:list-item>
                <text:list-item>
                  <text:p text:style-name="P18">📆 Gráfico de barras: Reservas por mês</text:p>
                </text:list-item>
                <text:list-item>
                  <text:p text:style-name="P18">💰 Gráfico de barras horizontais: Receita por imóvel</text:p>
                </text:list-item>
                <text:list-item>
                  <text:p text:style-name="P18">📈 Gráfico de área: Receita ao longo do tempo</text:p>
                </text:list-item>
              </text:list>
            </text:list-item>
            <text:list-item>
              <text:p text:style-name="P30"><text:span text:style-name="T4">Exemplo: </text:span><text:span text:style-name="Source_20_Text"><text:span text:style-name="T4">import { LineChart, BarChart, AreaChart } from 'recharts'</text:span></text:span></text:p>
            </text:list-item>
          </text:list>
        </text:list-item>
        <text:list-item>
          <text:p text:style-name="P30"><text:span text:style-name="Strong_20_Emphasis"><text:span text:style-name="T4">Botões de filtro por período</text:span></text:span><text:span text:style-name="T4"> (opcional):</text:span></text:p>
          <text:list>
            <text:list-item>
              <text:p text:style-name="P25">Últimos 7 dias / mês atual / personalizar período</text:p>
            </text:list-item>
          </text:list>
        </text:list-item>
      </text:list>
      <text:p text:style-name="P3"/>
      <text:h text:style-name="P4" text:outline-level="3">✅ Próximos passos (sugestão prática):</text:h>
      <text:list xml:id="list1280511237" text:style-name="L7">
        <text:list-item>
          <text:p text:style-name="P31"><text:span text:style-name="T4">Criar os </text:span><text:span text:style-name="Strong_20_Emphasis"><text:span text:style-name="T4">novos endpoints agregadores</text:span></text:span><text:span text:style-name="T4"> no backend (</text:span><text:span text:style-name="Source_20_Text"><text:span text:style-name="T4">relatorio.controller.ts</text:span></text:span><text:span text:style-name="T4">)</text:span></text:p>
        </text:list-item>
        <text:list-item>
          <text:p text:style-name="P31"><text:span text:style-name="T4">Atualizar </text:span><text:span text:style-name="Source_20_Text"><text:span text:style-name="T4">relatorio.routes.ts</text:span></text:span><text:span text:style-name="T4"> com as novas rotas</text:span></text:p>
        </text:list-item>
        <text:list-item>
          <text:p text:style-name="P31"><text:span text:style-name="T4">Instalar </text:span><text:span text:style-name="Source_20_Text"><text:span text:style-name="T4">recharts</text:span></text:span><text:span text:style-name="T4"> no frontend</text:span></text:p>
        </text:list-item>
        <text:list-item>
          <text:p text:style-name="P31"><text:span text:style-name="T4">Adicionar os gráficos na página </text:span><text:span text:style-name="Source_20_Text"><text:span text:style-name="T4">Relatorio.tsx</text:span></text:span></text:p>
        </text:list-item>
        <text:list-item>
          <text:p text:style-name="P26"><text:soft-page-break/>Testar com dados mockados (ou reais, se já houver pagamentos registrados)</text:p>
        </text:list-item>
      </text:list>
      <text:p text:style-name="P3"/>
      <text:p text:style-name="P5">Se quiser, posso agora:</text:p>
      <text:list xml:id="list270506003" text:style-name="L8">
        <text:list-item>
          <text:p text:style-name="P32"><text:span text:style-name="T4">📌 Gerar os códigos dos endpoints agregadores no </text:span><text:span text:style-name="Source_20_Text"><text:span text:style-name="T4">relatorio.controller.ts</text:span></text:span></text:p>
        </text:list-item>
        <text:list-item>
          <text:p text:style-name="P32"><text:span text:style-name="T4">⚙️ Atualizar as rotas (</text:span><text:span text:style-name="Source_20_Text"><text:span text:style-name="T4">relatorio.routes.ts</text:span></text:span><text:span text:style-name="T4">)</text:span></text:p>
        </text:list-item>
        <text:list-item>
          <text:p text:style-name="P32"><text:span text:style-name="T4">💻 Fornecer os gráficos prontos com </text:span><text:span text:style-name="Source_20_Text"><text:span text:style-name="T4">Recharts</text:span></text:span><text:span text:style-name="T4"> na tela </text:span><text:span text:style-name="Source_20_Text"><text:span text:style-name="T4">Relatorio.tsx</text:span></text:span></text:p>
        </text:list-item>
      </text:list>
      <text:p text:style-name="Text_20_body"><text:span text:style-name="T4">Você deseja começar por </text:span><text:span text:style-name="Strong_20_Emphasis"><text:span text:style-name="T4">backend (dados agregados)</text:span></text:span><text:span text:style-name="T4"> ou </text:span><text:span text:style-name="Strong_20_Emphasis"><text:span text:style-name="T4">frontend (gráficos com dados mock)</text:span></text:span><text:span text:style-name="T4">?</text:span></text:p>
      <text:p text:style-name="P5"/>
      <text:list xml:id="list112902552206133" text:continue-list="list112902607510757" text:style-name="L2"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>Você agora pode:</text:p>
        </text:list-item>
      </text:list>
      <text:list xml:id="list2767435416" text:style-name="L9">
        <text:list-item>
          <text:p text:style-name="P28">Persistir os NFTs na blockchain e no banco</text:p>
        </text:list-item>
        <text:list-item>
          <text:p text:style-name="P28">Salvar os pagamentos no banco</text:p>
        </text:list-item>
        <text:list-item>
          <text:p text:style-name="P28">Exibir os dados em relatórios futuramente</text:p>
        </text:list-item>
      </text:list>
      <text:p text:style-name="P2">Se quiser, posso te ajudar a criar:</text:p>
      <text:list xml:id="list464090630" text:style-name="L10">
        <text:list-item>
          <text:p text:style-name="P29">Um endpoint GET para listar NFTs ou pagamentos</text:p>
        </text:list-item>
        <text:list-item>
          <text:p text:style-name="P29">Um painel de administração com filtros e data range</text:p>
        </text:list-item>
      </text:list>
      <text:p text:style-name="P2"/>
      <text:p text:style-name="P2"/>
      <text:h text:style-name="Heading_20_4" text:outline-level="4"><text:span text:style-name="T5">3. </text:span><text:span text:style-name="Strong_20_Emphasis"><text:span text:style-name="T5">Upload de Mídias em IPFS</text:span></text:span></text:h>
      <text:list xml:id="list3728313957" text:style-name="L11">
        <text:list-item>
          <text:p text:style-name="P33"><text:span text:style-name="T5">Conectar com IPFS local via </text:span><text:span text:style-name="Source_20_Text"><text:span text:style-name="T5">ipfs-http-client</text:span></text:span></text:p>
        </text:list-item>
        <text:list-item>
          <text:p text:style-name="P33">Substituir salvamento local por upload no IPFS</text:p>
        </text:list-item>
        <text:list-item>
          <text:p text:style-name="P33">Gerar <text:span text:style-name="Source_20_Text">tokenURI</text:span> a partir do hash IPFS</text:p>
        </text:list-item>
        <text:list-item>
          <text:p text:style-name="P33">Usar esse tokenURI na função <text:span text:style-name="Source_20_Text">mintNFT</text:span></text:p>
        </text:list-item>
      </text:list>
      <text:h text:style-name="Heading_20_4" text:outline-level="4">4. <text:span text:style-name="Strong_20_Emphasis">Relatórios de Reservas/Pagamentos</text:span></text:h>
      <text:list xml:id="list4009001591" text:style-name="L12">
        <text:list-item>
          <text:p text:style-name="P34">Criar rota <text:span text:style-name="Source_20_Text">/api/relatorios/pagamentos</text:span></text:p>
        </text:list-item>
        <text:list-item>
          <text:p text:style-name="P34">Criar rota <text:span text:style-name="Source_20_Text">/api/relatorios/nfts</text:span></text:p>
        </text:list-item>
        <text:list-item>
          <text:p text:style-name="P34">Implementar componente frontend de relatórios com <text:span text:style-name="Source_20_Text">chart.js</text:span></text:p>
        </text:list-item>
        <text:list-item>
          <text:p text:style-name="P34">Exibir histórico de NFTs mintadas, reservas e valores</text:p>
        </text:list-item>
      </text:list>
      <text:h text:style-name="Heading_20_4" text:outline-level="4"><text:soft-page-break/>5. <text:span text:style-name="Strong_20_Emphasis">Interface de Reservas com Calendário</text:span></text:h>
      <text:list xml:id="list2281194747" text:style-name="L13">
        <text:list-item>
          <text:p text:style-name="P35">Criar página com calendário de disponibilidade (ex: <text:span text:style-name="Source_20_Text">react-calendar</text:span>)</text:p>
        </text:list-item>
        <text:list-item>
          <text:p text:style-name="P35">Marcar datas ocupadas e disponíveis</text:p>
        </text:list-item>
        <text:list-item>
          <text:p text:style-name="P35">Ao selecionar datas, calcular total automaticamente</text:p>
        </text:list-item>
        <text:list-item>
          <text:p text:style-name="P35">Adicionar botão para confirmar reserva com pagamento</text:p>
        </text:list-item>
      </text:list>
      <text:p text:style-name="Text_20_body"/>
      <text:h text:style-name="Heading_20_2" text:outline-level="2">🧠 Objetivo do <text:span text:style-name="Source_20_Text">backend_ia</text:span></text:h>
      <text:p text:style-name="Text_20_body">O <text:span text:style-name="Source_20_Text">backend_ia</text:span> serve como motor de IA para:</text:p>
      <text:list xml:id="list1356919542" text:style-name="L14">
        <text:list-item>
          <text:p text:style-name="P36">Leitura de documentos e contratos PDF</text:p>
        </text:list-item>
        <text:list-item>
          <text:p text:style-name="P36">Geração de resumos</text:p>
        </text:list-item>
        <text:list-item>
          <text:p text:style-name="P36">Assistente de voz</text:p>
        </text:list-item>
        <text:list-item>
          <text:p text:style-name="P36">Análise de propriedades</text:p>
        </text:list-item>
        <text:list-item>
          <text:p text:style-name="P36">Autenticação por wallet Ethereum (via assinatura)</text:p>
        </text:list-item>
        <text:list-item>
          <text:p text:style-name="P36">Integração com IA (via Qdrant, PDF, etc.)</text:p>
        </text:list-item>
      </text:list>
      <text:p text:style-name="Horizontal_20_Line"/>
      <text:h text:style-name="Heading_20_2" text:outline-level="2">📁 Estrutura Geral do <text:span text:style-name="Source_20_Text">backend_ia</text:span></text:h>
      <text:p text:style-name="Text_20_body"/>
      <text:p text:style-name="Text_20_body">backend_ia/</text:p>
      <text:p text:style-name="Text_20_body">├── main.py <text:s text:c="28"/># Arquivo principal FastAPI</text:p>
      <text:p text:style-name="Text_20_body">├── requirements.txt <text:s text:c="19"/># Dependências Python</text:p>
      <text:p text:style-name="Text_20_body">├── Dockerfile <text:s text:c="25"/># Container para rodar backend IA</text:p>
      <text:p text:style-name="Text_20_body">├── .env <text:s text:c="31"/># Variáveis de ambiente (se houver)</text:p>
      <text:p text:style-name="Text_20_body">│</text:p>
      <text:p text:style-name="Text_20_body">├── utils/</text:p>
      <text:p text:style-name="Text_20_body">│ <text:s text:c="2"/>├── extract_pdf.py <text:s text:c="17"/># Leitura de PDFs usando PyMuPDF</text:p>
      <text:p text:style-name="Text_20_body">│ <text:s text:c="2"/>├── voice_assistant.py <text:s text:c="13"/># Web Speech API ou integração TTS (em desenvolvimento)</text:p>
      <text:p text:style-name="Text_20_body">│ <text:s text:c="2"/>└── eth_signer.py <text:s text:c="18"/># Verificação de assinatura Ethereum</text:p>
      <text:p text:style-name="Text_20_body">│</text:p>
      <text:p text:style-name="Text_20_body">├── models/</text:p>
      <text:p text:style-name="Text_20_body">│ <text:s text:c="2"/>└── schemas.py <text:s text:c="21"/># Modelos Pydantic: entrada/saída (ChatInput, SignatureRequest, etc.)</text:p>
      <text:p text:style-name="Text_20_body"><text:soft-page-break/>│</text:p>
      <text:p text:style-name="Text_20_body">├── vectorstore/</text:p>
      <text:p text:style-name="Text_20_body">│ <text:s text:c="2"/>└── qdrant_client.py <text:s text:c="15"/># Cliente Qdrant para IA vetorial</text:p>
      <text:p text:style-name="Text_20_body"/>
      <text:p text:style-name="Text_20_body"/>
      <text:h text:style-name="Heading_20_2" text:outline-level="2">✅ Principais Arquivos e Funções</text:h>
      <text:h text:style-name="Heading_20_3" text:outline-level="3"><text:span text:style-name="Source_20_Text">main.py</text:span></text:h>
      <text:list xml:id="list351335164" text:style-name="L15">
        <text:list-item>
          <text:p text:style-name="P37">Inicializa o servidor FastAPI</text:p>
        </text:list-item>
        <text:list-item>
          <text:p text:style-name="P37">Configura CORS para aceitar chamadas do frontend</text:p>
        </text:list-item>
        <text:list-item>
          <text:p text:style-name="P37">Endpoints expostos:</text:p>
          <text:list>
            <text:list-item>
              <text:p text:style-name="P37"><text:span text:style-name="Source_20_Text">POST /chat</text:span> → recebe pergunta e processa com IA</text:p>
            </text:list-item>
            <text:list-item>
              <text:p text:style-name="P37"><text:span text:style-name="Source_20_Text">POST /assinatura</text:span> → verifica assinatura Ethereum (Web3 login)</text:p>
            </text:list-item>
            <text:list-item>
              <text:p text:style-name="P37"><text:span text:style-name="Source_20_Text">POST /upload-pdf</text:span> → extrai texto de arquivos PDF enviados</text:p>
            </text:list-item>
            <text:list-item>
              <text:p text:style-name="P37">(futuramente) <text:span text:style-name="Source_20_Text">GET /voz</text:span> → assistente de leitura por voz</text:p>
            </text:list-item>
          </text:list>
        </text:list-item>
      </text:list>
      <text:p text:style-name="Horizontal_20_Line"/>
      <text:h text:style-name="Heading_20_3" text:outline-level="3"><text:span text:style-name="Source_20_Text">utils/extract_pdf.py</text:span></text:h>
      <text:list xml:id="list2810223901" text:style-name="L16">
        <text:list-item>
          <text:p text:style-name="P38">Lê o conteúdo de um arquivo PDF enviado</text:p>
        </text:list-item>
        <text:list-item>
          <text:p text:style-name="P38">Usa a biblioteca <text:span text:style-name="Strong_20_Emphasis">PyMuPDF (fitz)</text:span> para extrair o texto de cada página</text:p>
        </text:list-item>
        <text:list-item>
          <text:p text:style-name="P38">Retorna texto limpo para posterior análise ou leitura</text:p>
        </text:list-item>
      </text:list>
      <text:p text:style-name="Horizontal_20_Line"/>
      <text:h text:style-name="Heading_20_3" text:outline-level="3"><text:span text:style-name="Source_20_Text">utils/voice_assistant.py</text:span></text:h>
      <text:list xml:id="list3748252243" text:style-name="L17">
        <text:list-item>
          <text:p text:style-name="P39">(Em desenvolvimento) Leitor de texto por voz, usando integração com serviços como gTTS, pyttsx3 ou Web Speech API via frontend</text:p>
        </text:list-item>
      </text:list>
      <text:p text:style-name="Horizontal_20_Line"/>
      <text:h text:style-name="Heading_20_3" text:outline-level="3"><text:span text:style-name="Source_20_Text">utils/eth_signer.py</text:span></text:h>
      <text:list xml:id="list222463625" text:style-name="L18">
        <text:list-item>
          <text:p text:style-name="P40">Usa <text:span text:style-name="Source_20_Text">eth_account</text:span> para:</text:p>
          <text:list>
            <text:list-item>
              <text:p text:style-name="P40">Codificar a mensagem com <text:span text:style-name="Source_20_Text">encode_defunct</text:span></text:p>
            </text:list-item>
            <text:list-item>
              <text:p text:style-name="P40">Verificar se a assinatura corresponde ao endereço informado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ource_20_Text">models/schemas.py</text:span></text:h>
      <text:list xml:id="list1092459639" text:style-name="L19">
        <text:list-item>
          <text:p text:style-name="P41">Define os modelos de entrada e saída:</text:p>
          <text:list>
            <text:list-item>
              <text:p text:style-name="P41"><text:span text:style-name="Source_20_Text">ChatInput</text:span>: <text:span text:style-name="Source_20_Text">query: str</text:span></text:p>
            </text:list-item>
            <text:list-item>
              <text:p text:style-name="P41"><text:span text:style-name="Source_20_Text">SignatureRequest</text:span>: <text:span text:style-name="Source_20_Text">address</text:span>, <text:span text:style-name="Source_20_Text">message</text:span>, <text:span text:style-name="Source_20_Text">signature</text:span></text:p>
            </text:list-item>
          </text:list>
        </text:list-item>
      </text:list>
      <text:p text:style-name="Horizontal_20_Line"/>
      <text:h text:style-name="Heading_20_3" text:outline-level="3"><text:span text:style-name="Source_20_Text">vectorstore/qdrant_client.py</text:span></text:h>
      <text:list xml:id="list2781324922" text:style-name="L20">
        <text:list-item>
          <text:p text:style-name="P42">Cliente Qdrant configurado para:</text:p>
          <text:list>
            <text:list-item>
              <text:p text:style-name="P42">Inicializar a coleção vetorial (documentos, contratos, dicas, etc.)</text:p>
            </text:list-item>
            <text:list-item>
              <text:p text:style-name="P42">Armazenar vetores com metadados</text:p>
            </text:list-item>
            <text:list-item>
              <text:p text:style-name="P42">Fazer busca semântica de conteúdo</text:p>
            </text:list-item>
          </text:list>
        </text:list-item>
      </text:list>
      <text:p text:style-name="Horizontal_20_Line"/>
      <text:h text:style-name="Heading_20_2" text:outline-level="2">🚀 Como ele se conecta ao DApp</text:h>
      <text:list xml:id="list4041203042" text:style-name="L21">
        <text:list-item>
          <text:p text:style-name="P43">A rota <text:span text:style-name="Source_20_Text">/upload-pdf</text:span> é chamada pelo frontend quando o usuário faz upload de um contrato</text:p>
        </text:list-item>
        <text:list-item>
          <text:p text:style-name="P43">A IA pode ler, resumir ou responder perguntas sobre o conteúdo</text:p>
        </text:list-item>
        <text:list-item>
          <text:p text:style-name="P43">O sistema de voz lê esse conteúdo em voz alta para públicos com necessidades especiais</text:p>
        </text:list-item>
        <text:list-item>
          <text:p text:style-name="P43">A assinatura via Ethereum (com <text:span text:style-name="Source_20_Text">eth_signer.py</text:span>) autentica os usuários blockchain de forma descentralizada</text:p>
        </text:list-item>
      </text:list>
      <text:p text:style-name="Text_20_body"/>
      <text:p text:style-name="Text_20_body"/>
      <text:p text:style-name="Text_20_body">📁 Estrutura Geral do Frontend (React + Vite + Tailwind) </text:p>
      <text:p text:style-name="Text_20_body">frontend/</text:p>
      <text:p text:style-name="Text_20_body">├── public/</text:p>
      <text:p text:style-name="Text_20_body">│ <text:s text:c="2"/>└── index.html <text:s text:c="21"/># HTML base</text:p>
      <text:p text:style-name="Text_20_body">│</text:p>
      <text:p text:style-name="Text_20_body">├── src/</text:p>
      <text:p text:style-name="Text_20_body">│ <text:s text:c="2"/>├── assets/ <text:s text:c="24"/># Imagens, ícones e recursos visuais</text:p>
      <text:p text:style-name="Text_20_body">│</text:p>
      <text:p text:style-name="Text_20_body">│ <text:s text:c="2"/>├── components/ <text:s text:c="20"/># Componentes reutilizáveis</text:p>
      <text:p text:style-name="Text_20_body">│ <text:s text:c="2"/>│ <text:s text:c="2"/>├── SidebarMenu.tsx <text:s text:c="11"/># Menu lateral com navegação</text:p>
      <text:p text:style-name="Text_20_body">│ <text:s text:c="2"/>│ <text:s text:c="2"/>└── CardDica.tsx <text:s text:c="14"/># Cards de dica à esquerda do formulário</text:p>
      <text:p text:style-name="Text_20_body">│</text:p>
      <text:p text:style-name="Text_20_body"><text:soft-page-break/>│ <text:s text:c="2"/>├── pages/ <text:s text:c="25"/># Páginas principais do DApp</text:p>
      <text:p text:style-name="Text_20_body">│ <text:s text:c="2"/>│ <text:s text:c="2"/>├── CadastroCompleto.tsx <text:s text:c="6"/># Formulário unificado: proprietário + imóvel + regras</text:p>
      <text:p text:style-name="Text_20_body">│ <text:s text:c="2"/>│ <text:s text:c="2"/>├── Pagamento.tsx <text:s text:c="13"/># Tela de pagamento com dados vindos do backend</text:p>
      <text:p text:style-name="Text_20_body">│ <text:s text:c="2"/>│ <text:s text:c="2"/>├── Relatorio.tsx <text:s text:c="13"/># Página de relatórios administrativos</text:p>
      <text:p text:style-name="Text_20_body">│ <text:s text:c="2"/>│ <text:s text:c="2"/>├── LeitorContratoAdesao.tsx <text:s text:c="2"/># Leitura de PDF com assistente de voz</text:p>
      <text:p text:style-name="Text_20_body">│ <text:s text:c="2"/>│ <text:s text:c="2"/>└── HomePage.tsx <text:s text:c="14"/># Tela inicial com resumo visual ou acesso rápido</text:p>
      <text:p text:style-name="Text_20_body">│</text:p>
      <text:p text:style-name="Text_20_body">│ <text:s text:c="2"/>├── services/</text:p>
      <text:p text:style-name="Text_20_body">│ <text:s text:c="2"/>│ <text:s text:c="2"/>└── api.ts <text:s text:c="20"/># Configuração base do axios para backend</text:p>
      <text:p text:style-name="P8">│</text:p>
      <text:p text:style-name="Text_20_body">│ <text:s text:c="2"/>├── App.tsx <text:s text:c="23"/># Definição das rotas e layout geral</text:p>
      <text:p text:style-name="Text_20_body">│ <text:s text:c="2"/>├── main.tsx <text:s text:c="22"/># Ponto de entrada do React</text:p>
      <text:p text:style-name="Text_20_body">│ <text:s text:c="2"/>└── index.css <text:s text:c="21"/># Estilos globais com Tailwind</text:p>
      <text:p text:style-name="Text_20_body">│</text:p>
      <text:p text:style-name="Text_20_body">├── tsconfig.json <text:s text:c="21"/># Configuração do TypeScript</text:p>
      <text:p text:style-name="Text_20_body">├── vite.config.ts <text:s text:c="20"/># Configuração do Vite</text:p>
      <text:p text:style-name="Text_20_body">└── package.json <text:s text:c="22"/># Dependências e scripts npm</text:p>
      <text:h text:style-name="Heading_20_2" text:outline-level="2">✅ Funções por Arquivo</text:h>
      <text:h text:style-name="Heading_20_3" text:outline-level="3"><text:span text:style-name="Source_20_Text">App.tsx</text:span></text:h>
      <text:list xml:id="list361431332" text:style-name="L22">
        <text:list-item>
          <text:p text:style-name="P44">Define as <text:span text:style-name="Strong_20_Emphasis">rotas principais</text:span> com <text:span text:style-name="Source_20_Text">react-router-dom</text:span></text:p>
        </text:list-item>
        <text:list-item>
          <text:p text:style-name="P44">Carrega o <text:span text:style-name="Source_20_Text">SidebarMenu</text:span> e renderiza as páginas de cadastro, pagamento, relatórios, etc.</text:p>
        </text:list-item>
      </text:list>
      <text:p text:style-name="Horizontal_20_Line"/>
      <text:h text:style-name="Heading_20_3" text:outline-level="3"><text:span text:style-name="Source_20_Text">pages/CadastroCompleto.tsx</text:span></text:h>
      <text:list xml:id="list243360666" text:style-name="L23">
        <text:list-item>
          <text:p text:style-name="P45">Formulário dividido em etapas para:</text:p>
          <text:list>
            <text:list-item>
              <text:p text:style-name="P45">Cadastro do proprietário</text:p>
            </text:list-item>
            <text:list-item>
              <text:p text:style-name="P45">Cadastro do imóvel</text:p>
            </text:list-item>
            <text:list-item>
              <text:p text:style-name="P45">Cadastro das regras de uso</text:p>
            </text:list-item>
          </text:list>
        </text:list-item>
        <text:list-item>
          <text:p text:style-name="P45">Valida dados obrigatórios</text:p>
        </text:list-item>
        <text:list-item>
          <text:p text:style-name="P45">Envia para backend via <text:span text:style-name="Source_20_Text">POST /api/cadastro</text:span></text:p>
        </text:list-item>
        <text:list-item>
          <text:p text:style-name="P45">Mostra cards de orientação ao lado do formulário</text:p>
        </text:list-item>
      </text:list>
      <text:p text:style-name="Horizontal_20_Line"/>
      <text:h text:style-name="Heading_20_3" text:outline-level="3"><text:soft-page-break/><text:span text:style-name="Source_20_Text">pages/Pagamento.tsx</text:span></text:h>
      <text:list xml:id="list3139893927" text:style-name="L24">
        <text:list-item>
          <text:p text:style-name="P46">Lê o <text:span text:style-name="Source_20_Text">id</text:span> do imóvel da URL</text:p>
        </text:list-item>
        <text:list-item>
          <text:p text:style-name="P46">Busca os dados do imóvel no backend (<text:span text:style-name="Source_20_Text">GET /api/pagamento/:id</text:span>)</text:p>
        </text:list-item>
        <text:list-item>
          <text:p text:style-name="P46">Renderiza formulário com valor por diária e formas de pagamento</text:p>
        </text:list-item>
        <text:list-item>
          <text:p text:style-name="P46">Envia dados com <text:span text:style-name="Source_20_Text">POST /api/pagamento</text:span></text:p>
        </text:list-item>
      </text:list>
      <text:p text:style-name="Horizontal_20_Line"/>
      <text:h text:style-name="Heading_20_3" text:outline-level="3"><text:span text:style-name="Source_20_Text">pages/Relatorio.tsx</text:span></text:h>
      <text:list xml:id="list2400980543" text:style-name="L25">
        <text:list-item>
          <text:p text:style-name="P47">Busca os dados administrativos de imóveis cadastrados e pagamentos</text:p>
        </text:list-item>
        <text:list-item>
          <text:p text:style-name="P47">Exibe em uma tabela formatada</text:p>
        </text:list-item>
        <text:list-item>
          <text:p text:style-name="P47">Foco em controle administrativo</text:p>
        </text:list-item>
      </text:list>
      <text:p text:style-name="Horizontal_20_Line"/>
      <text:h text:style-name="Heading_20_3" text:outline-level="3"><text:span text:style-name="Source_20_Text">pages/LeitorContratoAdesao.tsx</text:span></text:h>
      <text:list xml:id="list2784538537" text:style-name="L26">
        <text:list-item>
          <text:p text:style-name="P48">Permite upload de contrato em PDF</text:p>
        </text:list-item>
        <text:list-item>
          <text:p text:style-name="P48">Usa Web Speech API para <text:span text:style-name="Strong_20_Emphasis">ler o conteúdo do contrato em voz alta</text:span></text:p>
        </text:list-item>
        <text:list-item>
          <text:p text:style-name="P48">Interface de leitura com controle de reprodução</text:p>
        </text:list-item>
      </text:list>
      <text:p text:style-name="Horizontal_20_Line"/>
      <text:h text:style-name="Heading_20_3" text:outline-level="3"><text:span text:style-name="Source_20_Text">components/SidebarMenu.tsx</text:span></text:h>
      <text:list xml:id="list3964709589" text:style-name="L27">
        <text:list-item>
          <text:p text:style-name="P49">Menu lateral com ícones de navegação (🏠, 📘, 💳, etc.)</text:p>
        </text:list-item>
        <text:list-item>
          <text:p text:style-name="P49">Visualmente fixo à esquerda do layout</text:p>
        </text:list-item>
        <text:list-item>
          <text:p text:style-name="P49">Responsivo</text:p>
        </text:list-item>
      </text:list>
      <text:p text:style-name="Horizontal_20_Line"/>
      <text:h text:style-name="Heading_20_3" text:outline-level="3"><text:span text:style-name="Source_20_Text">components/CardDica.tsx</text:span></text:h>
      <text:list xml:id="list879241912" text:style-name="L28">
        <text:list-item>
          <text:p text:style-name="P50">Mostra dicas animadas com ícones e textos</text:p>
        </text:list-item>
        <text:list-item>
          <text:p text:style-name="P50">Posicionados ao lado do formulário para ajudar o usuário</text:p>
        </text:list-item>
      </text:list>
      <text:p text:style-name="Horizontal_20_Line"/>
      <text:h text:style-name="Heading_20_3" text:outline-level="3"><text:span text:style-name="Source_20_Text">services/api.ts</text:span></text:h>
      <text:list xml:id="list1747577958" text:style-name="L29">
        <text:list-item>
          <text:p text:style-name="P51">Instância do Axios com baseURL (<text:span text:style-name="Source_20_Text">http://localhost:4000</text:span>)</text:p>
        </text:list-item>
        <text:list-item>
          <text:p text:style-name="P51">Usado para chamadas aos endpoints do backend</text:p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Text_20_body">Estrutura Geral do Backend (Node.js com Express) </text:p>
      <text:h text:style-name="Heading_20_2" text:outline-level="2">backend/</text:h>
      <text:p text:style-name="Text_20_body">├── src/</text:p>
      <text:p text:style-name="Text_20_body">│ <text:s text:c="2"/>├── controllers/</text:p>
      <text:p text:style-name="Text_20_body">│ <text:s text:c="2"/>│ <text:s text:c="2"/>├── cadastroController.js <text:s text:c="8"/># Lida com criação e validação dos dados de cadastro completo</text:p>
      <text:p text:style-name="Text_20_body">│ <text:s text:c="2"/>│ <text:s text:c="2"/>└── pagamentoController.js <text:s text:c="7"/># Processa dados de pagamento e valores</text:p>
      <text:p text:style-name="Text_20_body">│ <text:s text:c="2"/>│</text:p>
      <text:p text:style-name="Text_20_body">│ <text:s text:c="2"/>├── models/</text:p>
      <text:p text:style-name="Text_20_body">│ <text:s text:c="2"/>│ <text:s text:c="2"/>├── Cadastro.js <text:s text:c="18"/># Modelo de dados para cadastro de proprietário/imóvel/regras</text:p>
      <text:p text:style-name="Text_20_body">│ <text:s text:c="2"/>│ <text:s text:c="2"/>└── Pagamento.js <text:s text:c="17"/># Modelo de dados para armazenar pagamentos</text:p>
      <text:p text:style-name="Text_20_body">│ <text:s text:c="2"/>│</text:p>
      <text:p text:style-name="Text_20_body">│ <text:s text:c="2"/>├── routes/</text:p>
      <text:p text:style-name="Text_20_body">│ <text:s text:c="2"/>│ <text:s text:c="2"/>├── cadastro.js <text:s text:c="18"/># Rota para salvar e validar cadastros</text:p>
      <text:p text:style-name="Text_20_body">│ <text:s text:c="2"/>│ <text:s text:c="2"/>├── pagamento.js <text:s text:c="17"/># Rota para processar pagamento</text:p>
      <text:p text:style-name="Text_20_body">│ <text:s text:c="2"/>│ <text:s text:c="2"/>└── relatorios.js <text:s text:c="16"/># Rota para consultar relatórios administrativos</text:p>
      <text:p text:style-name="Text_20_body">│ <text:s text:c="2"/>│</text:p>
      <text:p text:style-name="Text_20_body">│ <text:s text:c="2"/>├── database/</text:p>
      <text:p text:style-name="Text_20_body">│ <text:s text:c="2"/>│ <text:s text:c="2"/>└── db.js <text:s text:c="24"/># Configuração da conexão com banco de dados (SQLite ou outro)</text:p>
      <text:p text:style-name="Text_20_body">│ <text:s text:c="2"/>│</text:p>
      <text:p text:style-name="Text_20_body">│ <text:s text:c="2"/>├── utils/</text:p>
      <text:p text:style-name="Text_20_body">│ <text:s text:c="2"/>│ <text:s text:c="2"/>└── validators.js <text:s text:c="16"/># Funções auxiliares de validação (ex: CPF, campos obrigatórios)</text:p>
      <text:p text:style-name="Text_20_body">│ <text:s text:c="2"/>│</text:p>
      <text:p text:style-name="Text_20_body">│ <text:s text:c="2"/>└── app.js <text:s text:c="27"/># Arquivo principal que inicializa o servidor Express</text:p>
      <text:p text:style-name="Text_20_body">│</text:p>
      <text:p text:style-name="Text_20_body">├── .env <text:s text:c="33"/># Variáveis de ambiente (porta, credenciais, etc.)</text:p>
      <text:p text:style-name="Text_20_body">├── package.json <text:s text:c="25"/># Dependências e scripts npm</text:p>
      <text:p text:style-name="Text_20_body">└── README.md <text:s text:c="28"/># Instruções do backend</text:p>
      <text:h text:style-name="P1" text:outline-level="2"><text:soft-page-break/>Backend_Infra - 02-07-2025</text:h>
      <text:h text:style-name="Heading_20_2" text:outline-level="2">✅ Funções Atuais por Arquivo</text:h>
      <text:h text:style-name="Heading_20_3" text:outline-level="3"><text:span text:style-name="Source_20_Text">app.js</text:span></text:h>
      <text:list xml:id="list1705332871" text:style-name="L30">
        <text:list-item>
          <text:p text:style-name="P52">Inicializa o Express</text:p>
        </text:list-item>
        <text:list-item>
          <text:p text:style-name="P52">Configura <text:span text:style-name="Source_20_Text">cors</text:span> e <text:span text:style-name="Source_20_Text">express.json()</text:span></text:p>
        </text:list-item>
        <text:list-item>
          <text:p text:style-name="P52">Importa rotas de <text:span text:style-name="Source_20_Text">cadastro</text:span>, <text:span text:style-name="Source_20_Text">pagamento</text:span> e <text:span text:style-name="Source_20_Text">relatorios</text:span></text:p>
        </text:list-item>
        <text:list-item>
          <text:p text:style-name="P52">Roda o servidor na porta definida (<text:span text:style-name="Source_20_Text">4000</text:span> ou <text:span text:style-name="Source_20_Text">.env</text:span>)</text:p>
        </text:list-item>
      </text:list>
      <text:p text:style-name="Horizontal_20_Line"/>
      <text:h text:style-name="Heading_20_3" text:outline-level="3"><text:span text:style-name="Source_20_Text">routes/cadastro.js</text:span></text:h>
      <text:list xml:id="list2912789193" text:style-name="L31">
        <text:list-item>
          <text:p text:style-name="P53"><text:span text:style-name="Strong_20_Emphasis">POST </text:span><text:span text:style-name="Strong_20_Emphasis"><text:span text:style-name="Source_20_Text">/api/cadastro</text:span></text:span>: Recebe o formulário unificado (proprietário, imóvel, regras) e envia para o controller</text:p>
        </text:list-item>
      </text:list>
      <text:h text:style-name="Heading_20_3" text:outline-level="3"><text:span text:style-name="Source_20_Text">controllers/cadastroController.js</text:span></text:h>
      <text:list xml:id="list2165999661" text:style-name="L32">
        <text:list-item>
          <text:p text:style-name="P54">Valida os dados recebidos (campos obrigatórios, formatos)</text:p>
        </text:list-item>
        <text:list-item>
          <text:p text:style-name="P54">Salva no banco de dados via model <text:span text:style-name="Source_20_Text">Cadastro</text:span></text:p>
        </text:list-item>
      </text:list>
      <text:p text:style-name="Horizontal_20_Line"/>
      <text:h text:style-name="Heading_20_3" text:outline-level="3"><text:span text:style-name="Source_20_Text">routes/pagamento.js</text:span></text:h>
      <text:list xml:id="list2253293012" text:style-name="L33">
        <text:list-item>
          <text:p text:style-name="P55"><text:span text:style-name="Strong_20_Emphasis">GET </text:span><text:span text:style-name="Strong_20_Emphasis"><text:span text:style-name="Source_20_Text">/api/pagamento/:id</text:span></text:span>: Retorna dados do imóvel com valores para preencher o formulário</text:p>
        </text:list-item>
        <text:list-item>
          <text:p text:style-name="P55"><text:span text:style-name="Strong_20_Emphasis">POST </text:span><text:span text:style-name="Strong_20_Emphasis"><text:span text:style-name="Source_20_Text">/api/pagamento</text:span></text:span>: Processa envio de dados do pagamento</text:p>
        </text:list-item>
      </text:list>
      <text:h text:style-name="Heading_20_3" text:outline-level="3"><text:span text:style-name="Source_20_Text">controllers/pagamentoController.js</text:span></text:h>
      <text:list xml:id="list1621726759" text:style-name="L34">
        <text:list-item>
          <text:p text:style-name="P56">Busca dados do imóvel por ID</text:p>
        </text:list-item>
        <text:list-item>
          <text:p text:style-name="P56">Valida o envio do pagamento</text:p>
        </text:list-item>
        <text:list-item>
          <text:p text:style-name="P56">Armazena o pagamento no banco</text:p>
        </text:list-item>
      </text:list>
      <text:p text:style-name="Horizontal_20_Line"/>
      <text:h text:style-name="Heading_20_3" text:outline-level="3"><text:span text:style-name="Source_20_Text">routes/relatorios.js</text:span></text:h>
      <text:list xml:id="list362937516" text:style-name="L35">
        <text:list-item>
          <text:p text:style-name="P57"><text:span text:style-name="Strong_20_Emphasis">GET </text:span><text:span text:style-name="Strong_20_Emphasis"><text:span text:style-name="Source_20_Text">/api/relatorios</text:span></text:span>: Lista todos os relatórios administrativos de cadastros e pagamentos</text:p>
        </text:list-item>
      </text:list>
      <text:p text:style-name="Horizontal_20_Line"/>
      <text:h text:style-name="Heading_20_3" text:outline-level="3"><text:span text:style-name="Source_20_Text">models/*.js</text:span></text:h>
      <text:list xml:id="list2008971092" text:style-name="L36">
        <text:list-item>
          <text:p text:style-name="P58">Estrutura de dados que o backend utiliza para persistência:</text:p>
          <text:list>
            <text:list-item>
              <text:p text:style-name="P58"><text:soft-page-break/><text:span text:style-name="Source_20_Text">Cadastro</text:span>: nome, wallet, endereço, docs, checkin/out, regras etc.</text:p>
            </text:list-item>
            <text:list-item>
              <text:p text:style-name="P58"><text:span text:style-name="Source_20_Text">Pagamento</text:span>: id do imóvel, valor pago, forma de pagamento etc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05:06:51.776000000</meta:creation-date>
    <dc:date>2025-07-07T11:29:01.980000000</dc:date>
    <meta:editing-duration>P3DT11H54M34S</meta:editing-duration>
    <meta:editing-cycles>11</meta:editing-cycles>
    <meta:generator>LibreOffice/7.3.2.2$Windows_X86_64 LibreOffice_project/49f2b1bff42cfccbd8f788c8dc32c1c309559be0</meta:generator>
    <meta:document-statistic meta:table-count="0" meta:image-count="0" meta:object-count="0" meta:page-count="11" meta:paragraph-count="267" meta:word-count="1710" meta:character-count="11489" meta:non-whitespace-character-count="9311"/>
  </office:meta>
</office:document-meta>
</file>